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5E0000005EC6AC7118B4A3CB90.png" manifest:media-type="image/png"/>
  <manifest:file-entry manifest:full-path="Pictures/100000000000005E0000005E609BA895B346FB1E.png" manifest:media-type="image/png"/>
  <manifest:file-entry manifest:full-path="Pictures/100000000000005E0000005EBBC8212E65506E1E.png" manifest:media-type="image/png"/>
  <manifest:file-entry manifest:full-path="Pictures/100000000000005E0000005EE77665F0E4F262F6.png" manifest:media-type="image/png"/>
  <manifest:file-entry manifest:full-path="Pictures/100000000000005E0000005EA12503807D8155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529cm" svg:stroke-color="#000000" draw:marker-start-width="0.989cm" draw:marker-end-width="0.989cm" draw:fill="none" draw:textarea-vertical-align="middle" fo:padding-top="0.385cm" fo:padding-bottom="0.385cm" fo:padding-left="0.51cm" fo:padding-right="0.51cm"/>
    </style:style>
    <style:style style:name="gr2" style:family="graphic" style:parent-style-name="objectwithoutfill">
      <style:graphic-properties draw:stroke="solid" svg:stroke-width="0.529cm" svg:stroke-color="#000000" draw:marker-start-width="0.989cm" draw:marker-end-width="0.989cm" draw:fill="none" draw:textarea-vertical-align="middle" fo:padding-top="0.385cm" fo:padding-bottom="0.385cm" fo:padding-left="0.51cm" fo:padding-right="0.51cm"/>
    </style:style>
    <style:style style:name="gr3" style:family="graphic" style:parent-style-name="objectwithoutfill">
      <style:graphic-properties draw:stroke="solid" svg:stroke-width="0.564cm" svg:stroke-color="#000000" draw:marker-start-width="1.041cm" draw:marker-end-width="1.041cm" draw:fill="none" draw:textarea-vertical-align="middle" fo:padding-top="0.402cm" fo:padding-bottom="0.402cm" fo:padding-left="0.527cm" fo:padding-right="0.527cm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="solid" draw:fill-color="#ff0000" draw:textarea-horizontal-align="justify" draw:textarea-vertical-align="middle" draw:auto-grow-height="false" fo:min-height="1.054cm" fo:min-width="0.804cm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000000" draw:marker-start-width="0.321cm" draw:marker-end-width="0.321cm" draw:fill="solid" draw:fill-color="#00ff00" draw:opacity="100%" draw:opacity-name="" draw:textarea-horizontal-align="justify" draw:textarea-vertical-align="middle" draw:auto-grow-height="false" fo:min-height="1.055cm" fo:min-width="0.805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000000" draw:marker-start-width="0.321cm" draw:marker-end-width="0.321cm" draw:fill="solid" draw:fill-color="#00ffff" draw:textarea-horizontal-align="justify" draw:textarea-vertical-align="middle" draw:auto-grow-height="false" fo:min-height="1.054cm" fo:min-width="0.804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000000" draw:marker-start-width="0.321cm" draw:marker-end-width="0.321cm" draw:fill="solid" draw:fill-color="#ffff00" draw:textarea-horizontal-align="justify" draw:textarea-vertical-align="middle" draw:auto-grow-height="false" fo:min-height="1.054cm" fo:min-width="0.804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00ff00" draw:opacity="100%"/>
      <style:paragraph-properties fo:text-align="center"/>
    </style:style>
    <style:style style:name="P4" style:family="paragraph">
      <loext:graphic-properties draw:fill="solid" draw:fill-color="#00ffff"/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469cm" svg:y1="15.507cm" svg:x2="5.453cm" svg:y2="14.249cm">
          <text:p/>
        </draw:line>
        <draw:line draw:style-name="gr2" draw:text-style-name="P1" draw:layer="layout" svg:x1="6.197cm" svg:y1="14.327cm" svg:x2="7.218cm" svg:y2="16.654cm">
          <text:p/>
        </draw:line>
        <draw:line draw:style-name="gr3" draw:text-style-name="P1" draw:layer="layout" svg:x1="9.439cm" svg:y1="13.491cm" svg:x2="8.187cm" svg:y2="16.845cm">
          <text:p/>
        </draw:line>
        <draw:custom-shape draw:style-name="gr4" draw:text-style-name="P2" draw:layer="layout" svg:width="1.956cm" svg:height="1.956cm" svg:x="4.915cm" svg:y="12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957cm" svg:height="1.957cm" svg:x="6.657cm" svg:y="16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956cm" svg:height="1.956cm" svg:x="3.058cm" svg:y="1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956cm" svg:height="1.956cm" svg:x="8.567cm" svg:y="11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radial" draw:cx="50%" draw:cy="50%" draw:start-color="#ff3333" draw:end-color="#4e9a06" draw:start-intensity="100%" draw:end-intensity="100%" draw:border="0%"/>
    <draw:gradient draw:name="Gradient_20_3" draw:display-name="Gradient 3" draw:style="radial" draw:cx="50%" draw:cy="50%" draw:start-color="#ff3333" draw:end-color="#ff3333" draw:start-intensity="100%" draw:end-intensity="100%" draw:border="0%"/>
    <draw:gradient draw:name="Gradient_20_4" draw:display-name="Gradient 4" draw:style="radial" draw:cx="50%" draw:cy="50%" draw:start-color="#8ae234" draw:end-color="#99ff66" draw:start-intensity="100%" draw:end-intensity="100%" draw:border="0%"/>
    <draw:gradient draw:name="Gradient_20_5" draw:display-name="Gradient 5" draw:style="radial" draw:cx="50%" draw:cy="50%" draw:start-color="#ff3399" draw:end-color="#99ff66" draw:start-intensity="100%" draw:end-intensity="100%" draw:border="0%"/>
    <draw:gradient draw:name="Gradient_20_6" draw:display-name="Gradient 6" draw:style="radial" draw:cx="50%" draw:cy="50%" draw:start-color="#00cc33" draw:end-color="#99ff66" draw:start-intensity="100%" draw:end-intensity="100%" draw:border="0%"/>
    <draw:gradient draw:name="Gradient_20_7" draw:display-name="Gradient 7" draw:style="radial" draw:cx="50%" draw:cy="50%" draw:start-color="#007826" draw:end-color="#99ff66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radial" draw:cx="50%" draw:cy="50%" draw:start-color="#8ae234" draw:end-color="#4e9a06" draw:start-intensity="100%" draw:end-intensity="100%" draw:border="0%"/>
    <draw:gradient draw:name="new" draw:style="radial" draw:cx="50%" draw:cy="50%" draw:start-color="#ffd320" draw:end-color="#ffffcc" draw:start-intensity="100%" draw:end-intensity="100%" draw:border="0%"/>
    <draw:hatch draw:name="Black_20_0_20_Degrees" draw:display-name="Black 0 Degrees" draw:style="single" draw:color="#000000" draw:distance="0.102cm" draw:rotation="0"/>
    <draw:fill-image draw:name="Aqua" xlink:href="Pictures/100000000000005E0000005EE77665F0E4F262F6.png" xlink:type="simple" xlink:show="embed" xlink:actuate="onLoad"/>
    <draw:fill-image draw:name="Fiery" xlink:href="Pictures/100000000000005E0000005EA12503807D815545.png" xlink:type="simple" xlink:show="embed" xlink:actuate="onLoad"/>
    <draw:fill-image draw:name="Lawn_20_Artificial" draw:display-name="Lawn Artificial" xlink:href="Pictures/100000000000005E0000005EBBC8212E65506E1E.png" xlink:type="simple" xlink:show="embed" xlink:actuate="onLoad"/>
    <draw:fill-image draw:name="Leaves" xlink:href="Pictures/100000000000005E0000005E609BA895B346FB1E.png" xlink:type="simple" xlink:show="embed" xlink:actuate="onLoad"/>
    <draw:fill-image draw:name="Space" xlink:href="Pictures/100000000000005E0000005EC6AC7118B4A3CB90.png" xlink:type="simple" xlink:show="embed" xlink:actuate="onLoad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14:15:19.259561105</meta:creation-date>
    <dc:date>2017-10-20T10:51:46.958593766</dc:date>
    <meta:editing-duration>P2DT11H13M4S</meta:editing-duration>
    <meta:editing-cycles>24</meta:editing-cycles>
    <meta:generator>LibreOffice/5.1.6.2$Linux_X86_64 LibreOffice_project/10m0$Build-2</meta:generator>
    <meta:document-statistic meta:object-count="7"/>
  </office:meta>
</office:document-meta>
</file>